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2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7"/>
        <table:table-column table:style-name="co4" table:default-cell-style-name="ce9"/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Puissance des outils</text:p>
          </table:table-cell>
          <table:covered-table-cell table:number-columns-repeated="4" table:style-name="ce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Outil</text:p>
          </table:table-cell>
          <table:table-cell table:style-name="ce4" office:value-type="string" calcext:value-type="string">
            <text:p>Toucher ParCoup</text:p>
          </table:table-cell>
          <table:table-cell table:style-name="ce4" office:value-type="string" calcext:value-type="string">
            <text:p>Intervalle ParCoup</text:p>
          </table:table-cell>
          <table:table-cell table:style-name="ce4" office:value-type="string" calcext:value-type="string">
            <text:p>NbCibles</text:p>
          </table:table-cell>
          <table:table-cell table:style-name="ce12" office:value-type="string" calcext:value-type="string">
            <text:p>PUISS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in baguette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([.C3]*[.E3])/[.D3]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yon à min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4]*[.E4])/[.D4]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uet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C5]*[.E5])/[.D5]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u d'eau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C6]*[.E6])/[.D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on d'eau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7]*[.E7])/[.D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le de nei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8]*[.E8])/[.D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mboise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C9]*[.E9])/[.D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eu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0]*[.E10])/[.D1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lon de pla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1]*[.E11])/[.D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isbee ble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2]*[.E12])/[.D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ix de co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3]*[.E13])/[.D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ireau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([.C14]*[.E14])/[.D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zooka à bleuet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C15]*[.E15])/[.D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g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6]*[.E16])/[.D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ké Ba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7]*[.E17])/[.D1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zooka à framboise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C18]*[.E18])/[.D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wi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9]*[.E19])/[.D1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llon de basket-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0]*[.E20])/[.D2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at 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1]*[.E21])/[.D2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zooka à noix de coco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([.C22]*[.E22])/[.D2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isbee ver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C23]*[.E23])/[.D2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urnevis sonique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C24]*[.E24])/[.D2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au bénite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([.C25]*[.E25])/[.D2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isbee roug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C26]*[.E26])/[.D2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ltra Bal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7]*[.E27])/[.D2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zooka à mangue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C28]*[.E28])/[.D28]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ter Bal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9]*[.E29])/[.D29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zooka à kiwi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([.C30]*[.E30])/[.D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isbee mauv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1]*[.E31])/[.D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fari Ball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2]*[.E32])/[.D32]"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3]*[.E33])/[.D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4]*[.E34])/[.D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5]*[.E35])/[.D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6]*[.E36])/[.D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7]*[.E37])/[.D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8]*[.E38])/[.D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39]*[.E39])/[.D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0]*[.E40])/[.D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1]*[.E41])/[.D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2]*[.E42])/[.D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3]*[.E43])/[.D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4]*[.E44])/[.D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45]*[.E45])/[.D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46]*[.E46])/[.D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47]*[.E47])/[.D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48]*[.E48])/[.D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49]*[.E49])/[.D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0]*[.E50])/[.D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1]*[.E51])/[.D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2]*[.E52])/[.D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3]*[.E53])/[.D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4]*[.E54])/[.D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5]*[.E55])/[.D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6]*[.E56])/[.D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7]*[.E57])/[.D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8]*[.E58])/[.D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59]*[.E59])/[.D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0]*[.E60])/[.D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1]*[.E61])/[.D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2]*[.E62])/[.D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3]*[.E63])/[.D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4]*[.E64])/[.D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5]*[.E65])/[.D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6]*[.E66])/[.D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7]*[.E67])/[.D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8]*[.E68])/[.D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69]*[.E69])/[.D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0]*[.E70])/[.D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1]*[.E71])/[.D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2]*[.E72])/[.D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3]*[.E73])/[.D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4]*[.E74])/[.D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5]*[.E75])/[.D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6]*[.E76])/[.D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7]*[.E77])/[.D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8]*[.E78])/[.D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79]*[.E79])/[.D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0]*[.E80])/[.D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1]*[.E81])/[.D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2]*[.E82])/[.D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3]*[.E83])/[.D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4]*[.E84])/[.D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5]*[.E85])/[.D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6]*[.E86])/[.D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7]*[.E87])/[.D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8]*[.E88])/[.D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89]*[.E89])/[.D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0]*[.E90])/[.D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1]*[.E91])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2]*[.E92])/[.D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3]*[.E93])/[.D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4]*[.E94])/[.D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5]*[.E95])/[.D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6]*[.E96])/[.D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7]*[.E97])/[.D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8]*[.E98])/[.D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99]*[.E99])/[.D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0]*[.E100])/[.D1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1]*[.E101])/[.D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2]*[.E102])/[.D1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3]*[.E103])/[.D1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4]*[.E104])/[.D1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5]*[.E105])/[.D1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6]*[.E106])/[.D1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7]*[.E107])/[.D1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8]*[.E108])/[.D1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09]*[.E109])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0]*[.E110])/[.D1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1]*[.E111])/[.D1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2]*[.E112])/[.D1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3]*[.E113])/[.D1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4]*[.E114])/[.D1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5]*[.E115])/[.D1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6]*[.E116])/[.D1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7]*[.E117])/[.D1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8]*[.E118])/[.D1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19]*[.E119])/[.D1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0]*[.E120])/[.D1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1]*[.E121])/[.D1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2]*[.E122])/[.D1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3]*[.E123])/[.D1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4]*[.E124])/[.D1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5]*[.E125])/[.D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6]*[.E126])/[.D1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7]*[.E127])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8]*[.E128])/[.D1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29]*[.E129])/[.D1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0]*[.E130])/[.D1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1]*[.E131])/[.D1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2]*[.E132])/[.D1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3]*[.E133])/[.D1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4]*[.E134])/[.D1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5]*[.E135])/[.D1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6]*[.E136])/[.D1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7]*[.E137])/[.D1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8]*[.E138])/[.D1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39]*[.E139])/[.D1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40]*[.E140])/[.D1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1]*[.E141])/[.D1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2]*[.E142])/[.D1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3]*[.E143])/[.D1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4]*[.E144])/[.D1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5]*[.E145])/[.D1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6]*[.E146])/[.D1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7]*[.E147])/[.D1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8]*[.E148])/[.D1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49]*[.E149])/[.D1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0]*[.E150])/[.D1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1]*[.E151])/[.D1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2]*[.E152])/[.D1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3]*[.E153])/[.D1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4]*[.E154])/[.D1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5]*[.E155])/[.D1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6]*[.E156])/[.D1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7]*[.E157])/[.D1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8]*[.E158])/[.D1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59]*[.E159])/[.D1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0]*[.E160])/[.D1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1]*[.E161])/[.D1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2]*[.E162])/[.D1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3]*[.E163])/[.D1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4]*[.E164])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5]*[.E165])/[.D1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6]*[.E166])/[.D1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7]*[.E167])/[.D1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8]*[.E168])/[.D1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69]*[.E169])/[.D1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0]*[.E170])/[.D1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1]*[.E171])/[.D1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2]*[.E172])/[.D1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3]*[.E173])/[.D1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4]*[.E174])/[.D1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5]*[.E175])/[.D1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6]*[.E176])/[.D1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7]*[.E177])/[.D1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8]*[.E178])/[.D1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79]*[.E179])/[.D1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0]*[.E180])/[.D1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1]*[.E181])/[.D1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2]*[.E182])/[.D1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3]*[.E183])/[.D1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4]*[.E184])/[.D1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5]*[.E185])/[.D1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6]*[.E186])/[.D1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7]*[.E187])/[.D1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8]*[.E188])/[.D1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89]*[.E189])/[.D1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0]*[.E190])/[.D1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1]*[.E191])/[.D1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2]*[.E192])/[.D1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3]*[.E193])/[.D1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4]*[.E194])/[.D1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5]*[.E195])/[.D1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6]*[.E196])/[.D1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7]*[.E197])/[.D1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8]*[.E198])/[.D1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199]*[.E199])/[.D1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formula="of:=([.C200]*[.E200])/[.D200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Sheet1.B1:Sheet1.C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00-00-00</text:date>, <text:time style:data-style-name="N2" text:time-value="14:42:31.42445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5:17.327431587</meta:creation-date>
    <dc:date>2018-04-11T16:01:18.287096152</dc:date>
    <meta:editing-duration>PT1H16M57S</meta:editing-duration>
    <meta:editing-cycles>3</meta:editing-cycles>
    <meta:generator>LibreOffice/5.4.5.1$MacOSX_X86_64 LibreOffice_project/79c9829dd5d8054ec39a82dc51cd9eff340dbee8</meta:generator>
    <meta:document-statistic meta:table-count="1" meta:cell-count="355" meta:object-count="0"/>
  </office:meta>
</office:document-meta>
</file>